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1E000005629BF1E552D1483E77.png" manifest:media-type="image/png"/>
  <manifest:file-entry manifest:full-path="Pictures/1000020100000628000004B97D555EE40F77BECA.png" manifest:media-type="image/png"/>
  <manifest:file-entry manifest:full-path="Pictures/10000200000003D5000001D25F756CE1C44354A1.png" manifest:media-type="image/png"/>
  <manifest:file-entry manifest:full-path="Pictures/100002000000015A00000318F3B69C8B80061691.png" manifest:media-type="image/png"/>
  <manifest:file-entry manifest:full-path="Pictures/100002000000011100000318C9AE0D018FA75BCB.png" manifest:media-type="image/png"/>
  <manifest:file-entry manifest:full-path="Pictures/100002010000043500000529E0AA68D8C8A27D82.png" manifest:media-type="image/png"/>
  <manifest:file-entry manifest:full-path="Pictures/10000200000000E0000003185C986D3E20D1350E.png" manifest:media-type="image/png"/>
  <manifest:file-entry manifest:full-path="Pictures/100002000000012900000318043F5DD832842862.png" manifest:media-type="image/png"/>
  <manifest:file-entry manifest:full-path="Pictures/10000201000001E700000220A2D2EA0B6F53335A.png" manifest:media-type="image/png"/>
  <manifest:file-entry manifest:full-path="Pictures/1000020100000260000003542E8B9FDB9E5CAC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-color="#f4f3f9" draw:textarea-vertical-align="middle"/>
    </style:style>
    <style:style style:name="gr2" style:family="graphic" style:parent-style-name="standard">
      <style:graphic-properties draw:stroke="none" svg:stroke-color="#3465a4" draw:fill-color="#e2e0f6" draw:textarea-horizontal-align="justify" draw:textarea-vertical-align="middle" draw:auto-grow-height="false" fo:min-height="0.908cm" fo:min-width="3.859cm"/>
    </style:style>
    <style:style style:name="gr3" style:family="graphic" style:parent-style-name="standard">
      <style:graphic-properties draw:stroke="none" draw:fill-color="#e2e0f6" draw:textarea-horizontal-align="justify" draw:textarea-vertical-align="middle" draw:auto-grow-height="false" fo:min-height="2.526cm" fo:min-width="8.18cm"/>
    </style:style>
    <style:style style:name="gr4" style:family="graphic" style:parent-style-name="standard">
      <style:graphic-properties draw:stroke="none" draw:fill-color="#e2e0f6" draw:textarea-horizontal-align="justify" draw:textarea-vertical-align="middle" draw:auto-grow-height="false" fo:min-height="0.798cm" fo:min-width="3.104cm"/>
    </style:style>
    <style:style style:name="gr5" style:family="graphic" style:parent-style-name="standard">
      <style:graphic-properties draw:stroke="none" draw:fill-color="#bccced" draw:textarea-horizontal-align="justify" draw:textarea-vertical-align="middle" draw:auto-grow-height="false" fo:min-height="3.631cm" fo:min-width="12.096cm"/>
    </style:style>
    <style:style style:name="gr6" style:family="graphic" style:parent-style-name="standard">
      <style:graphic-properties draw:stroke="none" draw:fill-color="#bccced" draw:textarea-horizontal-align="justify" draw:textarea-vertical-align="middle" draw:auto-grow-height="false" fo:min-height="0.894cm" fo:min-width="29.2cm"/>
    </style:style>
    <style:style style:name="gr7" style:family="graphic" style:parent-style-name="standard">
      <style:graphic-properties draw:fill-color="#435f9e" draw:textarea-horizontal-align="justify" draw:textarea-vertical-align="middle" draw:auto-grow-height="false" fo:min-height="1.206cm" fo:min-width="29.2cm"/>
    </style:style>
    <style:style style:name="gr8" style:family="graphic" style:parent-style-name="standard">
      <style:graphic-properties draw:stroke="none" svg:stroke-width="0.212cm" draw:marker-start-width="0.516cm" draw:marker-end-width="0.516cm" draw:fill-color="#2d3e72" draw:textarea-horizontal-align="justify" draw:textarea-vertical-align="middle" draw:auto-grow-height="false" fo:min-height="4.498cm" fo:min-width="29.2cm" fo:padding-top="0.229cm" fo:padding-bottom="0.229cm" fo:padding-left="0.354cm" fo:padding-right="0.35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2d3e72" draw:textarea-horizontal-align="justify" draw:textarea-vertical-align="middle" draw:auto-grow-height="false" fo:min-height="0.426cm" fo:min-width="1.45cm"/>
    </style:style>
    <style:style style:name="gr11" style:family="graphic" style:parent-style-name="standard">
      <style:graphic-properties draw:stroke="none" draw:fill-color="#bccced" draw:textarea-horizontal-align="justify" draw:textarea-vertical-align="middle" draw:auto-grow-height="false" fo:min-height="0.614cm" fo:min-width="2.149cm"/>
    </style:style>
    <style:style style:name="gr12" style:family="graphic" style:parent-style-name="standard">
      <style:graphic-properties draw:stroke="none" svg:stroke-width="0.212cm" svg:stroke-color="#3465a4" draw:marker-start-width="0.518cm" draw:marker-end-width="0.518cm" draw:fill-color="#e2e0f6" draw:textarea-horizontal-align="justify" draw:textarea-vertical-align="middle" draw:auto-grow-height="false" fo:min-height="0.71cm" fo:min-width="0.46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3465a4" draw:fill-color="#e2e0f6" draw:textarea-horizontal-align="justify" draw:textarea-vertical-align="middle" draw:auto-grow-height="false" fo:min-height="0.464cm" fo:min-width="0.335cm"/>
    </style:style>
    <style:style style:name="gr14" style:family="graphic" style:parent-style-name="standard">
      <style:graphic-properties draw:stroke="none" svg:stroke-color="#3465a4" draw:fill-color="#e2e0f6" draw:textarea-horizontal-align="justify" draw:textarea-vertical-align="middle" draw:auto-grow-height="false" fo:min-height="0.231cm" fo:min-width="0cm"/>
      <style:paragraph-properties style:writing-mode="lr-tb"/>
    </style:style>
    <style:style style:name="gr15" style:family="graphic" style:parent-style-name="standard">
      <style:graphic-properties draw:stroke="none" svg:stroke-color="#3465a4" draw:fill-color="#bccced" draw:textarea-horizontal-align="justify" draw:textarea-vertical-align="middle" draw:auto-grow-height="false" fo:min-height="1.296cm" fo:min-width="1.046cm"/>
    </style:style>
    <style:style style:name="gr16" style:family="graphic" style:parent-style-name="standard">
      <style:graphic-properties draw:stroke="none" svg:stroke-color="#3465a4" draw:fill-color="#ffffff" draw:textarea-horizontal-align="justify" draw:textarea-vertical-align="middle" draw:auto-grow-height="false" fo:min-height="0.634cm" fo:min-width="0.384cm"/>
    </style:style>
    <style:style style:name="gr17" style:family="graphic" style:parent-style-name="standard">
      <style:graphic-properties draw:stroke="none" svg:stroke-color="#3465a4" draw:fill-color="#bccced" draw:textarea-vertical-align="middle" draw:auto-grow-height="fals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3465a4" draw:fill-color="#bccced" draw:textarea-horizontal-align="justify" draw:textarea-vertical-align="middle" draw:auto-grow-height="false" fo:min-height="0cm" fo:min-width="0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f4f3f9"/>
      <style:paragraph-properties fo:text-align="center"/>
    </style:style>
    <style:style style:name="P2" style:family="paragraph">
      <loext:graphic-properties draw:fill-color="#e2e0f6"/>
      <style:paragraph-properties fo:text-align="center"/>
    </style:style>
    <style:style style:name="P3" style:family="paragraph">
      <loext:graphic-properties draw:fill-color="#bccced"/>
      <style:paragraph-properties fo:text-align="center"/>
    </style:style>
    <style:style style:name="P4" style:family="paragraph">
      <loext:graphic-properties draw:fill-color="#435f9e"/>
      <style:paragraph-properties fo:text-align="center"/>
    </style:style>
    <style:style style:name="P5" style:family="paragraph">
      <loext:graphic-properties draw:fill-color="#2d3e72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2e0f6"/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bccced"/>
      <style:paragraph-properties fo:text-align="center" style:writing-mode="lr-tb"/>
    </style:style>
    <style:style style:name="P10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9.776cm" svg:height="2.86cm" svg:x="-1.481cm" svg:y="11.025cm" svg:viewBox="0 0 9777 2861" svg:d="M0 2809c644-862 1491-1532 2392-2080 595-362 1206-738 1950-729 661 8 1326 60 1951 261 465 150 867 453 1274 728 445 301 841 666 1196 1066l364 416 442 260 208 130z">
          <text:p/>
        </draw:path>
        <draw:path draw:style-name="gr1" draw:text-style-name="P1" draw:layer="layout" svg:width="11.726cm" svg:height="2.839cm" svg:x="20.621cm" svg:y="10.578cm" svg:viewBox="0 0 11727 2840" svg:d="M0 2710c586-393 1000-994 1586-1378 697-457 1467-819 2288-1014 729-173 1482-277 2237-313 630-30 1278 60 1794 417 444 307 902 600 1326 936 361 287 777 492 1170 728 313 188 775 161 936 572l260 182 130-78z">
          <text:p/>
        </draw:path>
        <draw:path draw:style-name="gr1" draw:text-style-name="P1" draw:layer="layout" svg:width="11.674cm" svg:height="2.553cm" svg:x="5.669cm" svg:y="11.527cm" svg:viewBox="0 0 11675 2554" svg:d="M0 2359c779-403 1593-727 2392-1092 933-425 1682-1244 2808-1222 642 13 1324-163 1925 104 494 221 1006 329 1508 520 482 184 1017 329 1378 728 258 286 428 629 728 884 254 216 590 310 910 260l26-130z">
          <text:p/>
        </draw:path>
        <draw:path draw:style-name="gr1" draw:text-style-name="P1" draw:layer="layout" svg:width="10.27cm" svg:height="1.981cm" svg:x="13.833cm" svg:y="12.271cm" svg:viewBox="0 0 10271 1982" svg:d="M0 1537c479-54 990 6 1430-260 420-255 857-476 1300-702 346-177 678-373 1040-494 480-161 1007-58 1483 104 374 127 778 175 1118 416 314 222 551 507 806 780 266 285 655 345 1014 390 310 39 542 296 884 182 288-96 507-341 832-312l312-78 52-52z">
          <text:p/>
        </draw:path>
        <draw:custom-shape draw:style-name="gr2" draw:text-style-name="P2" draw:layer="layout" svg:width="6.163cm" svg:height="1.638cm" svg:x="24.365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2.274cm" svg:height="3.926cm" svg:x="0.1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096cm" svg:height="1.482cm" svg:x="12.222cm" svg:y="13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7.812cm" svg:height="5.487cm" svg:x="16.954cm" svg:y="12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9.7cm" svg:height="1.144cm" svg:x="0cm" svg:y="13.8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9.7cm" svg:height="1.456cm" svg:x="0cm" svg:y="14.9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.7cm" svg:height="4.748cm" svg:x="0cm" svg:y="16.25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631cm" svg:height="8.134cm" svg:x="1.461cm" svg:y="8.296cm">
          <draw:image xlink:href="Pictures/100002010000043500000529E0AA68D8C8A27D82.png" xlink:type="simple" xlink:show="embed" xlink:actuate="onLoad" draw:mime-type="image/png">
            <text:p/>
          </draw:image>
        </draw:frame>
        <draw:custom-shape draw:style-name="gr10" draw:text-style-name="P5" draw:layer="layout" svg:width="1.95cm" svg:height="0.676cm" svg:x="3.745cm" svg:y="15.73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415cm" svg:height="6.188cm" svg:x="20.085cm" svg:y="7.334cm">
          <draw:image xlink:href="Pictures/1000020100000260000003542E8B9FDB9E5CAC28.png" xlink:type="simple" xlink:show="embed" xlink:actuate="onLoad" draw:mime-type="image/png">
            <text:p/>
          </draw:image>
        </draw:frame>
        <draw:custom-shape draw:style-name="gr11" draw:text-style-name="P3" draw:layer="layout" svg:width="3.745cm" svg:height="1.222cm" svg:x="22.805cm" svg:y="1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172cm" svg:height="1.172cm" svg:x="26.91cm" svg:y="10.47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draw:layer="layout" svg:width="1.179cm" svg:height="1.01cm" svg:x="26.9cm" svg:y="10.0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414cm" svg:height="0.48cm" draw:transform="rotate (0.610167106497218) translate (26.808cm 10.19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3" draw:layer="layout" svg:width="2.184cm" svg:height="2.184cm" svg:x="12.768cm" svg:y="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248cm" svg:height="1.248cm" svg:x="13.7cm" svg:y="7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697cm" svg:height="0.779cm" svg:x="8.139cm" svg:y="10.455cm">
          <draw:image xlink:href="Pictures/10000201000001E700000220A2D2EA0B6F53335A.png" xlink:type="simple" xlink:show="embed" xlink:actuate="onLoad" draw:mime-type="image/png">
            <text:p/>
          </draw:image>
        </draw:frame>
        <draw:custom-shape draw:style-name="gr17" draw:text-style-name="P9" draw:layer="layout" svg:width="0.52cm" svg:height="0.508cm" svg:x="16.798cm" svg:y="9.88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9" draw:layer="layout" svg:width="0.52cm" svg:height="0.508cm" svg:x="10.714cm" svg:y="9.72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9" draw:layer="layout" svg:width="0.52cm" svg:height="0.508cm" svg:x="19.063cm" svg:y="6.8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9" draw:layer="layout" svg:width="0.52cm" svg:height="0.508cm" svg:x="24.316cm" svg:y="6.9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9" draw:layer="layout" svg:width="0.52cm" svg:height="0.508cm" svg:x="0.547cm" svg:y="9.8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3" draw:layer="layout" svg:width="0.254cm" svg:height="0.254cm" svg:x="5.721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254cm" svg:height="0.254cm" svg:x="15.161cm" svg:y="1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254cm" svg:height="0.254cm" svg:x="9.726cm" svg:y="7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254cm" svg:height="0.254cm" svg:x="18.775cm" svg:y="8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127cm" svg:height="0.127cm" svg:x="8.304cm" svg:y="7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127cm" svg:height="0.127cm" svg:x="3.986cm" svg:y="7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127cm" svg:height="0.127cm" svg:x="11.661cm" svg:y="8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127cm" svg:height="0.127cm" svg:x="16.6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127cm" svg:height="0.127cm" svg:x="26.681cm" svg:y="6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61cm" svg:height="2.159cm" svg:x="23.768cm" svg:y="15.316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9" draw:text-style-name="P6" draw:layer="layout" svg:width="0.61cm" svg:height="2.159cm" svg:x="18.957cm" svg:y="15.343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9" draw:text-style-name="P6" draw:layer="layout" svg:width="0.61cm" svg:height="2.159cm" svg:x="14.901cm" svg:y="16.124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9" draw:text-style-name="P6" draw:layer="layout" svg:width="0.61cm" svg:height="2.159cm" svg:x="15.239cm" svg:y="15.943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9" draw:text-style-name="P6" draw:layer="layout" svg:width="0.61cm" svg:height="2.159cm" svg:x="12.561cm" svg:y="15.814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9" draw:text-style-name="P6" draw:layer="layout" svg:width="0.61cm" svg:height="2.159cm" svg:x="4.708cm" svg:y="15.893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9" draw:text-style-name="P6" draw:layer="layout" svg:width="0.61cm" svg:height="2.159cm" svg:x="0.625cm" svg:y="15.296cm">
          <draw:image xlink:href="Pictures/10000200000000E0000003185C986D3E20D1350E.png" xlink:type="simple" xlink:show="embed" xlink:actuate="onLoad" draw:mime-type="image/png">
            <text:p/>
          </draw:image>
        </draw:frame>
        <draw:frame draw:style-name="gr9" draw:text-style-name="P6" draw:layer="layout" svg:width="0.737cm" svg:height="2.159cm" svg:x="23.18cm" svg:y="15.715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9" draw:text-style-name="P6" draw:layer="layout" svg:width="0.737cm" svg:height="2.159cm" svg:x="24.117cm" svg:y="15.898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9" draw:text-style-name="P6" draw:layer="layout" svg:width="0.737cm" svg:height="2.159cm" svg:x="15.511cm" svg:y="16.549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9" draw:text-style-name="P6" draw:layer="layout" svg:width="0.737cm" svg:height="2.159cm" svg:x="11.846cm" svg:y="15.614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9" draw:text-style-name="P6" draw:layer="layout" svg:width="0.737cm" svg:height="2.159cm" svg:x="0cm" svg:y="15.043cm">
          <draw:image xlink:href="Pictures/100002000000011100000318C9AE0D018FA75BCB.png" xlink:type="simple" xlink:show="embed" xlink:actuate="onLoad" draw:mime-type="image/png">
            <text:p/>
          </draw:image>
        </draw:frame>
        <draw:frame draw:style-name="gr9" draw:text-style-name="P6" draw:layer="layout" svg:width="0.94cm" svg:height="2.159cm" svg:x="27.347cm" svg:y="15.689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9" draw:text-style-name="P6" draw:layer="layout" svg:width="0.94cm" svg:height="2.159cm" svg:x="24.382cm" svg:y="15.404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9" draw:text-style-name="P6" draw:layer="layout" svg:width="0.94cm" svg:height="2.159cm" svg:x="19.26cm" svg:y="15.119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9" draw:text-style-name="P6" draw:layer="layout" svg:width="0.94cm" svg:height="2.159cm" svg:x="15.827cm" svg:y="16.082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9" draw:text-style-name="P6" draw:layer="layout" svg:width="0.94cm" svg:height="2.159cm" svg:x="11.433cm" svg:y="16.083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9" draw:text-style-name="P6" draw:layer="layout" svg:width="0.94cm" svg:height="2.159cm" svg:x="4.854cm" svg:y="16.214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9" draw:text-style-name="P6" draw:layer="layout" svg:width="0.94cm" svg:height="2.159cm" svg:x="5.27cm" svg:y="15.903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9" draw:text-style-name="P6" draw:layer="layout" svg:width="0.94cm" svg:height="2.159cm" svg:x="0.823cm" svg:y="15.592cm">
          <draw:image xlink:href="Pictures/100002000000015A00000318F3B69C8B80061691.png" xlink:type="simple" xlink:show="embed" xlink:actuate="onLoad" draw:mime-type="image/png">
            <text:p/>
          </draw:image>
        </draw:frame>
        <draw:frame draw:style-name="gr9" draw:text-style-name="P6" draw:layer="layout" svg:width="0.787cm" svg:height="2.159cm" svg:x="1.203cm" svg:y="15.273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9" draw:text-style-name="P6" draw:layer="layout" svg:width="0.787cm" svg:height="2.159cm" svg:x="4.273cm" svg:y="16.262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9" draw:text-style-name="P6" draw:layer="layout" svg:width="0.787cm" svg:height="2.159cm" svg:x="10.983cm" svg:y="15.717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9" draw:text-style-name="P6" draw:layer="layout" svg:width="0.787cm" svg:height="2.159cm" svg:x="14cm" svg:y="16.42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9" draw:text-style-name="P6" draw:layer="layout" svg:width="0.787cm" svg:height="2.159cm" svg:x="19.852cm" svg:y="15.615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9" draw:text-style-name="P6" draw:layer="layout" svg:width="0.787cm" svg:height="2.159cm" svg:x="24.845cm" svg:y="15.902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9" draw:text-style-name="P6" draw:layer="layout" svg:width="0.787cm" svg:height="2.159cm" svg:x="26.979cm" svg:y="16.449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9" draw:text-style-name="P6" draw:layer="layout" svg:width="0.787cm" svg:height="2.159cm" svg:x="27.864cm" svg:y="16.268cm">
          <draw:image xlink:href="Pictures/100002000000012900000318043F5DD832842862.png" xlink:type="simple" xlink:show="embed" xlink:actuate="onLoad" draw:mime-type="image/png">
            <text:p/>
          </draw:image>
        </draw:frame>
        <draw:frame draw:style-name="gr9" draw:text-style-name="P6" draw:layer="layout" svg:width="1.36cm" svg:height="0.646cm" svg:x="27.678cm" svg:y="7.519cm">
          <draw:image xlink:href="Pictures/10000200000003D5000001D25F756CE1C44354A1.png" xlink:type="simple" xlink:show="embed" xlink:actuate="onLoad" draw:mime-type="image/png">
            <text:p/>
          </draw:image>
        </draw:frame>
        <draw:frame draw:style-name="gr9" draw:text-style-name="P6" draw:layer="layout" svg:width="1.36cm" svg:height="0.646cm" draw:transform="rotate (-1.15191730631626) translate (1.669cm 7.011cm)">
          <draw:image xlink:href="Pictures/10000200000003D5000001D25F756CE1C44354A1.png" xlink:type="simple" xlink:show="embed" xlink:actuate="onLoad" draw:mime-type="image/png">
            <text:p/>
          </draw:image>
        </draw:frame>
        <draw:frame draw:style-name="gr19" draw:text-style-name="P10" draw:layer="layout" svg:width="1.143cm" svg:height="0.889cm" svg:x="21.764cm" svg:y="13.622cm">
          <draw:image xlink:href="Pictures/1000020100000628000004B97D555EE40F77BECA.png" xlink:type="simple" xlink:show="embed" xlink:actuate="onLoad" draw:mime-type="image/png">
            <text:p/>
          </draw:image>
        </draw:frame>
        <draw:frame draw:style-name="gr19" draw:text-style-name="P10" draw:layer="layout" svg:width="1.143cm" svg:height="0.889cm" svg:x="20.298cm" svg:y="13.54cm">
          <draw:image xlink:href="Pictures/100002010000071E000005629BF1E552D1483E77.png" xlink:type="simple" xlink:show="embed" xlink:actuate="onLoad" draw:mime-type="image/png">
            <text:p/>
          </draw:image>
        </draw:frame>
        <draw:frame draw:style-name="gr19" draw:text-style-name="P10" draw:layer="layout" svg:width="0.66cm" svg:height="0.508cm" svg:x="22.906cm" svg:y="13.08cm">
          <draw:image xlink:href="Pictures/1000020100000628000004B97D555EE40F77BECA.png" xlink:type="simple" xlink:show="embed" xlink:actuate="onLoad" draw:mime-type="image/png">
            <text:p/>
          </draw:image>
        </draw:frame>
        <draw:frame draw:style-name="gr20" draw:text-style-name="P10" draw:layer="layout" svg:width="0.66cm" svg:height="0.508cm" svg:x="23.727cm" svg:y="12.951cm">
          <draw:image xlink:href="Pictures/100002010000071E000005629BF1E552D1483E7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30T15:33:48.838366608</meta:creation-date>
    <dc:date>2021-06-01T14:34:28.376733853</dc:date>
    <meta:editing-duration>PT38M56S</meta:editing-duration>
    <meta:editing-cycles>5</meta:editing-cycles>
    <meta:generator>LibreOffice/7.1.3.2$MacOSX_X86_64 LibreOffice_project/47f78053abe362b9384784d31a6e56f8511eb1c1</meta:generator>
    <meta:document-statistic meta:object-count="69"/>
  </office:meta>
</office:document-meta>
</file>